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7.35cm" fo:min-width="15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528cm" fo:min-width="9.31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2.963cm" fo:min-width="0.0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954cm" fo:min-width="7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5.85cm" fo:min-width="0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418cm" fo:min-width="7cm" fo:wrap-option="no-wrap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306cm" fo:min-width="7cm" fo:wrap-option="no-wrap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676cm" fo:min-width="7cm" fo:wrap-option="no-wrap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232cm" fo:min-width="7cm" fo:wrap-option="no-wrap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14cm" fo:min-width="7cm" fo:wrap-option="no-wrap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Consolas2"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nsolas2" fo:font-size="12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9cm" svg:height="17.6cm" svg:x="12.2cm" svg:y="4.3cm">
          <text:p text:style-name="P1"><text:span text:style-name="T1">{</text:span></text:p>
          <text:p text:style-name="P1"><text:span text:style-name="T1"><text:s text:c="3"/></text:span><text:span text:style-name="T1">compatible: “manufacturer,model”;</text:span></text:p>
          <text:p text:style-name="P1"><text:span text:style-name="T1"><text:s text:c="3"/></text:span><text:span text:style-name="T1">#address-cells = &lt;1&gt;; // Comment</text:span></text:p>
          <text:p text:style-name="P1"><text:span text:style-name="T1"><text:s text:c="3"/></text:span><text:span text:style-name="T1">#size-cells = &lt;1&gt;;</text:span></text:p>
          <text:p text:style-name="P1"><text:span text:style-name="T1"/></text:p>
          <text:p text:style-name="P1"><text:span text:style-name="T1"><text:s text:c="3"/></text:span><text:span text:style-name="T1">interrupt-parent = &lt;&amp;intc&gt;;</text:span></text:p>
          <text:p text:style-name="P1"><text:span text:style-name="T1"/></text:p>
          <text:p text:style-name="P1"><text:span text:style-name="T1"><text:s text:c="3"/></text:span><text:span text:style-name="T1">intc: interrupt-controller@address {</text:span></text:p>
          <text:p text:style-name="P1"><text:span text:style-name="T1"><text:s text:c="6"/></text:span><text:span text:style-name="T1">compatible = …;</text:span></text:p>
          <text:p text:style-name="P1"><text:span text:style-name="T1"><text:s text:c="6"/></text:span><text:span text:style-name="T1">reg = &lt;addr-cell-1, size-cell-1&gt;;</text:span></text:p>
          <text:p text:style-name="P1"><text:span text:style-name="T1"><text:s text:c="6"/></text:span><text:span text:style-name="T1">interrupt-controller;</text:span></text:p>
          <text:p text:style-name="P1"><text:span text:style-name="T1"><text:s text:c="6"/></text:span><text:span text:style-name="T1">#interrupt-cells = &lt;2&gt;;</text:span></text:p>
          <text:p text:style-name="P1"><text:span text:style-name="T1"><text:s text:c="3"/></text:span><text:span text:style-name="T1">}</text:span></text:p>
          <text:p text:style-name="P1"><text:span text:style-name="T1"/></text:p>
          <text:p text:style-name="P1"><text:span text:style-name="T1"><text:s text:c="3"/></text:span><text:span text:style-name="T1">[label:] nodename-1[@address] </text:span></text:p>
          <text:p text:style-name="P1"><text:span text:style-name="T1"><text:s text:c="3"/></text:span><text:span text:style-name="T1">{</text:span></text:p>
          <text:p text:style-name="P1"><text:span text:style-name="T1"><text:s text:c="6"/></text:span><text:span text:style-name="T1">compatible= “manufacturer,model”;</text:span></text:p>
          <text:p text:style-name="P1"><text:span text:style-name="T1"><text:s text:c="6"/></text:span><text:span text:style-name="T1">#address-cells = &lt;2&gt;;</text:span></text:p>
          <text:p text:style-name="P1"><text:span text:style-name="T1"><text:s text:c="6"/></text:span><text:span text:style-name="T1">#size-cells = &lt;2&gt;;</text:span></text:p>
          <text:p text:style-name="P1"><text:span text:style-name="T1"/></text:p>
          <text:p text:style-name="P1"><text:span text:style-name="T1"><text:s text:c="6"/></text:span><text:span text:style-name="T1">ranges = &lt; child address, parent address, child size</text:span></text:p>
          <text:p text:style-name="P1"><text:span text:style-name="T1"><text:s text:c="17"/></text:span><text:span text:style-name="T1">child address, parent address, child size</text:span></text:p>
          <text:p text:style-name="P1"><text:span text:style-name="T1"><text:s text:c="17"/>… </text:span><text:span text:style-name="T1">&gt;;</text:span></text:p>
          <text:p text:style-name="P1"><text:span text:style-name="T1"/></text:p>
          <text:p text:style-name="P1"><text:span text:style-name="T1"><text:s text:c="6"/></text:span><text:span text:style-name="T1">[label:] nodename[@address]</text:span></text:p>
          <text:p text:style-name="P1"><text:span text:style-name="T1"><text:s text:c="6"/></text:span><text:span text:style-name="T1">{</text:span></text:p>
          <text:p text:style-name="P1"><text:span text:style-name="T1"><text:s text:c="9"/></text:span><text:span text:style-name="T1">reg = &lt;addr-cell-1, addr-cell-2 </text:span></text:p>
          <text:p text:style-name="P1"><text:span text:style-name="T1"><text:s text:c="19"/></text:span><text:span text:style-name="T1">size-cell-1 size-cell-2&gt;;</text:span></text:p>
          <text:p text:style-name="P1"><text:span text:style-name="T1"><text:s text:c="9"/></text:span><text:span text:style-name="T1">interrupts = &lt; intr-specifiers &gt;;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6cm" svg:height="3cm" svg:x="24.4cm" svg:y="3.9cm">
          <text:p text:style-name="P3"><text:span text:style-name="T2">Each device node has a compatible property. </text:span></text:p>
          <text:p text:style-name="P3"><text:span text:style-name="T2">Its the key OS uses to map device driver to bind </text:span></text:p>
          <text:p text:style-name="P3"><text:span text:style-name="T2">to device. Its a sorted list of strings starting with the </text:span></text:p>
          <text:p text:style-name="P3"><text:span text:style-name="T2">exact name of the machine, followed by an optional list </text:span></text:p>
          <text:p text:style-name="P3"><text:span text:style-name="T2">of boards it is compatible with sorted from most </text:span></text:p>
          <text:p text:style-name="P3"><text:span text:style-name="T2">compatible to least.</text:span></text:p>
          <draw:enhanced-geometry svg:viewBox="0 0 21600 21600" draw:text-areas="800 800 20800 20800" draw:type="round-rectangular-callout" draw:modifiers="-6964.324120366 18224.325224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1.1cm" svg:height="15.1cm" svg:x="12cm" svg:y="6.2cm">
          <text:p/>
          <draw:enhanced-geometry svg:viewBox="0 0 21600 21600" draw:text-areas="?f0 0 ?f2 ?f5" draw:type="down-arrow" draw:modifiers="20425.6671743593 8023.978201634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8.1cm" svg:height="1.3cm" svg:x="2cm" svg:y="13.5cm">
          <text:p text:style-name="P3"><text:span text:style-name="T2">Immediate children are in the processor </text:span></text:p>
          <text:p text:style-name="P3"><text:span text:style-name="T2">address space</text:span></text:p>
          <draw:enhanced-geometry svg:viewBox="0 0 21600 21600" draw:text-areas="800 800 20800 20800" draw:type="round-rectangular-callout" draw:modifiers="28031.2060239477 47782.3212913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1cm" svg:height="1.3cm" svg:x="12cm" svg:y="23.2cm">
          <text:p text:style-name="P3"><text:span text:style-name="T2">All child nodes use the address space</text:span></text:p>
          <text:p text:style-name="P3"><text:span text:style-name="T2">of their parent, which is independent</text:span></text:p>
          <text:p text:style-name="P3"><text:span text:style-name="T2">of the grandparent.</text:span></text:p>
          <draw:enhanced-geometry svg:viewBox="0 0 21600 21600" draw:text-areas="800 800 20800 20800" draw:type="round-rectangular-callout" draw:modifiers="3634.21799777805 -50438.73943120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0.8cm" svg:height="6.3cm" svg:x="12.9cm" svg:y="13.7cm">
          <text:p/>
          <draw:enhanced-geometry svg:viewBox="0 0 21600 21600" draw:text-areas="?f0 0 ?f2 ?f5" draw:type="down-arrow" draw:modifiers="19721.4410411046 6846.866485013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8.1cm" svg:height="1.3cm" svg:x="23.7cm" svg:y="11.2cm">
          <text:p text:style-name="P3"><text:span text:style-name="T2">This address in the the processor</text:span></text:p>
          <text:p text:style-name="P3"><text:span text:style-name="T2">address space.</text:span></text:p>
          <draw:enhanced-geometry svg:viewBox="0 0 21600 21600" draw:text-areas="800 800 20800 20800" draw:type="round-rectangular-callout" draw:modifiers="-9908.11010986298 26547.5787855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1cm" svg:height="1.3cm" svg:x="25.7cm" svg:y="16.9cm">
          <text:p text:style-name="P3"><text:span text:style-name="T2">This address in the address space </text:span></text:p>
          <text:p text:style-name="P3"><text:span text:style-name="T2">of nodename-1</text:span></text:p>
          <draw:enhanced-geometry svg:viewBox="0 0 21600 21600" draw:text-areas="800 800 20800 20800" draw:type="round-rectangular-callout" draw:modifiers="-14619.5284532774 16370.1767870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8.1cm" svg:height="1.8cm" svg:x="30.2cm" svg:y="14.9cm">
          <text:p text:style-name="P3"><text:span text:style-name="T2">This table maps child device nodes</text:span></text:p>
          <text:p text:style-name="P3"><text:span text:style-name="T2">from this bus address space into the</text:span></text:p>
          <text:p text:style-name="P3"><text:span text:style-name="T2">parent address space.</text:span></text:p>
          <draw:enhanced-geometry svg:viewBox="0 0 21600 21600" draw:text-areas="800 800 20800 20800" draw:type="round-rectangular-callout" draw:modifiers="-10942.6490556721 15099.6113270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1cm" svg:height="1.3cm" svg:x="20.5cm" svg:y="21.1cm">
          <text:p text:style-name="P3"><text:span text:style-name="T2">intr-specifiers for the interrupt -controller</text:span></text:p>
          <text:p text:style-name="P3"><text:span text:style-name="T2">labelled intc </text:span><text:span text:style-name="T3">(inherited from parent)</text:span><text:span text:style-name="T2">.</text:span></text:p>
          <draw:enhanced-geometry svg:viewBox="0 0 21600 21600" draw:text-areas="800 800 20800 20800" draw:type="round-rectangular-callout" draw:modifiers="-1727.78669300086 -18777.555726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5" draw:layer="layout" svg:x1="14.6cm" svg:y1="19.5cm" svg:x2="13.3cm" svg:y2="9.8cm">
          <text:p/>
        </draw:line>
        <draw:line draw:style-name="gr7" draw:text-style-name="P5" draw:layer="layout" svg:x1="18.3cm" svg:y1="8.7cm" svg:x2="14.2cm" svg:y2="9.3cm">
          <text:p/>
        </draw:line>
        <draw:custom-shape draw:style-name="gr8" draw:text-style-name="P4" draw:layer="layout" svg:width="8.1cm" svg:height="0.6cm" svg:x="24.159cm" svg:y="7.126cm">
          <text:p text:style-name="P3"><text:span text:style-name="T2">An interrupt controller.</text:span></text:p>
          <draw:enhanced-geometry svg:viewBox="0 0 21600 21600" draw:text-areas="800 800 20800 20800" draw:type="round-rectangular-callout" draw:modifiers="-8662.93050240711 76444.5923460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8.1cm" svg:height="1cm" svg:x="26.5cm" svg:y="8cm">
          <text:p text:style-name="P3"><text:span text:style-name="T2">Empty property declaring node as </text:span></text:p>
          <text:p text:style-name="P3"><text:span text:style-name="T2">interrupt controller</text:span></text:p>
          <draw:enhanced-geometry svg:viewBox="0 0 21600 21600" draw:text-areas="800 800 20800 20800" draw:type="round-rectangular-callout" draw:modifiers="-20336.1560301197 62447.952047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8.1cm" svg:height="1cm" svg:x="29.6cm" svg:y="9.3cm">
          <text:p text:style-name="P3"><text:span text:style-name="T2">Like #address-cells defines number</text:span></text:p>
          <text:p text:style-name="P3"><text:span text:style-name="T2">Of cells in an interrupt specifier</text:span></text:p>
          <draw:enhanced-geometry svg:viewBox="0 0 21600 21600" draw:text-areas="800 800 20800 20800" draw:type="round-rectangular-callout" draw:modifiers="-27260.6344895692 44084.7152847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8.1cm" svg:height="1.6cm" svg:x="22.7cm" svg:y="13cm">
          <text:p text:style-name="P3"><text:span text:style-name="T2">Child device node address and sizes </text:span></text:p>
          <text:p text:style-name="P3"><text:span text:style-name="T2">will be 2 Cells, i.e., </text:span></text:p>
          <text:p text:style-name="P3"><text:span text:style-name="T2">reg = &lt; [0-9]+ [0-9]+ [0-9]+ [0-9]+&gt;</text:span></text:p>
          <draw:enhanced-geometry svg:viewBox="0 0 21600 21600" draw:text-areas="800 800 20800 20800" draw:type="round-rectangular-callout" draw:modifiers="-11966.5226515245 22989.6314803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1cm" svg:height="1.3cm" svg:x="3.9cm" svg:y="6.4cm">
          <text:p text:style-name="P3"><text:span text:style-name="T2">Child device node address and sizes </text:span></text:p>
          <text:p text:style-name="P3"><text:span text:style-name="T2">will be 1 cells, i.e., reg = &lt;[0-9]+&gt;</text:span></text:p>
          <draw:enhanced-geometry svg:viewBox="0 0 21600 21600" draw:text-areas="800 800 20800 20800" draw:type="round-rectangular-callout" draw:modifiers="24967.5842488582 12667.7940046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8.1cm" svg:height="1.3cm" svg:x="3.1cm" svg:y="8.7cm">
          <text:p text:style-name="P3"><text:span text:style-name="T2">Device node property giving </text:span><text:span text:style-name="T3">phandle</text:span><text:span text:style-name="T2"> </text:span></text:p>
          <text:p text:style-name="P3"><text:span text:style-name="T2">to interrupt controller it is attached to.</text:span></text:p>
          <draw:enhanced-geometry svg:viewBox="0 0 21600 21600" draw:text-areas="800 800 20800 20800" draw:type="round-rectangular-callout" draw:modifiers="26887.3472410813 -4432.89777094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8.1cm" svg:height="1.5cm" svg:x="3cm" svg:y="10.8cm">
          <text:p text:style-name="P3"><text:span text:style-name="T2">Device address is list of tuples </text:span></text:p>
          <text:p text:style-name="P3"><text:span text:style-name="T2">Representing address range used </text:span></text:p>
          <text:p text:style-name="P3"><text:span text:style-name="T2">by device</text:span></text:p>
          <draw:enhanced-geometry svg:viewBox="0 0 21600 21600" draw:text-areas="800 800 20800 20800" draw:type="round-rectangular-callout" draw:modifiers="28705.789408715 -5511.52564956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09:57:27.310000000</meta:creation-date>
    <dc:date>2017-07-18T11:17:34.909000000</dc:date>
    <meta:editing-duration>PT1M59S</meta:editing-duration>
    <meta:editing-cycles>3</meta:editing-cycles>
    <meta:generator>LibreOffice/5.2.0.4$Windows_x86 LibreOffice_project/066b007f5ebcc236395c7d282ba488bca6720265</meta:generator>
    <meta:document-statistic meta:object-count="19"/>
  </office:meta>
</office:document-meta>
</file>